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modern" style:font-pitch="fixed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ableColumn12" style:family="table-column">
      <style:table-column-properties style:column-width="0.3756in" style:use-optimal-column-width="false"/>
    </style:style>
    <style:style style:name="TableColumn13" style:family="table-column">
      <style:table-column-properties style:column-width="0.6631in" style:use-optimal-column-width="false"/>
    </style:style>
    <style:style style:name="TableColumn14" style:family="table-column">
      <style:table-column-properties style:column-width="1.4868in" style:use-optimal-column-width="false"/>
    </style:style>
    <style:style style:name="TableColumn15" style:family="table-column">
      <style:table-column-properties style:column-width="2.2576in" style:use-optimal-column-width="false"/>
    </style:style>
    <style:style style:name="TableColumn16" style:family="table-column">
      <style:table-column-properties style:column-width="2.2576in" style:use-optimal-column-width="false"/>
    </style:style>
    <style:style style:name="TableColumn17" style:family="table-column">
      <style:table-column-properties style:column-width="0.452in" style:use-optimal-column-width="false"/>
    </style:style>
    <style:style style:name="Table11" style:family="table">
      <style:table-properties style:width="7.493in" fo:margin-left="0.0034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/>
      <text:p text:style-name="Standard"><text:span text:style-name="T2">Test Cases</text:span></text:p>
      <text:p text:style-name="Standard"/>
      <text:p text:style-name="Standard"><text:span text:style-name="T3">Test<text:s/></text:span><text:span text:style-name="T4">File:</text:span><text:span text:style-name="T5"><text:s/></text:span><text:span text:style-name="T6">RewardsServiceImplTest</text:span><text:span text:style-name="T7">.java</text:span></text:p>
      <text:p text:style-name="Standard"><text:span text:style-name="T8">Test<text:s/></text:span><text:span text:style-name="T9">Scenario:</text:span><text:span text:style-name="T10"><text:s/></text:span>Calculate reward points ,<text:s/>Verify Reward Calculation by Customer ID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Test Case No</text:p>
          </table:table-cell>
          <table:table-cell table:style-name="TableCell21">
            <text:p text:style-name="P22">Test Case</text:p>
          </table:table-cell>
          <table:table-cell table:style-name="TableCell23">
            <text:p text:style-name="P24">Test Data</text:p>
          </table:table-cell>
          <table:table-cell table:style-name="TableCell25">
            <text:p text:style-name="P26">Expected Result</text:p>
          </table:table-cell>
          <table:table-cell table:style-name="TableCell27">
            <text:p text:style-name="P28">Actual Result</text:p>
          </table:table-cell>
          <table:table-cell table:style-name="TableCell29">
            <text:p text:style-name="P30">Status (PASS / FAIL)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P35">Calculate rewards by ID</text:p>
          </table:table-cell>
          <table:table-cell table:style-name="TableCell36">
            <text:p text:style-name="P37"><text:line-break/><text:s/>[{ "id": 1, "amount": 120.0, "transactionDate": "2024-07-29T12:00:00Z" }, { "id": 2, "amount": 80.0, "transactionDate": "2024-07-09T12:00:00Z" }, { "id": 3, "amount": 150.0, "transactionDate": "2024-06-29T12:00:00Z" }]</text:p>
          </table:table-cell>
          <table:table-cell table:style-name="TableCell38">
            <text:p text:style-name="P39">{"customerId": 1, "lastMonthRewardPoints": 40, "lastSecondMonthRewardPoints": 30, "lastThirdMonthRewardPoints": 100, "totalRewards": 170}</text:p>
          </table:table-cell>
          <table:table-cell table:style-name="TableCell40">
            <text:p text:style-name="P41">{"customerId": 1, "lastMonthRewardPoints": 40, "lastSecondMonthRewardPoints": 30, "lastThirdMonthRewardPoints": 100, "totalRewards": 170}</text:p>
          </table:table-cell>
          <table:table-cell table:style-name="TableCell42">
            <text:p text:style-name="P43">PASS</text:p>
          </table:table-cell>
        </table:table-row>
        <table:table-row table:style-name="TableRow44">
          <table:table-cell table:style-name="TableCell45">
            <text:p text:style-name="P46">2</text:p>
          </table:table-cell>
          <table:table-cell table:style-name="TableCell47">
            <text:p text:style-name="P48">Calculate rewards per month</text:p>
          </table:table-cell>
          <table:table-cell table:style-name="TableCell49">
            <text:p text:style-name="P50">[{ "id": 1, "amount": 120.0, "transactionDate": "2024-08-27T12:00:00Z" }, { "id": 2, "amount": 80.0, "transactionDate": "2024-08-27T12:00:00Z" }]</text:p>
          </table:table-cell>
          <table:table-cell table:style-name="TableCell51">
            <text:p text:style-name="P52">{"totalRewards": 90}</text:p>
          </table:table-cell>
          <table:table-cell table:style-name="TableCell53">
            <text:p text:style-name="P54">{"totalRewards": 90}</text:p>
          </table:table-cell>
          <table:table-cell table:style-name="TableCell55">
            <text:p text:style-name="P56">PASS</text:p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Calculate rewards</text:p>
          </table:table-cell>
          <table:table-cell table:style-name="TableCell62">
            <text:p text:style-name="P63">[{ "id": 1, "amount": 120.0, "transactionDate": "2024-08-27T12:00:00Z" }, { "id": 2, "amount": 80.0, "transactionDate": "2024-08-27T12:00:00Z" }, { "id": 3, "amount": 45.0, "transactionDate": "2024-08-27T12:00:00Z" }]</text:p>
          </table:table-cell>
          <table:table-cell table:style-name="TableCell64">
            <text:p text:style-name="P65">[{ "transactionId": 1, "calculatedPoints": 40 }, { "transactionId": 2, "calculatedPoints": 30 }, { "transactionId": 3, "calculatedPoints": 0 }]</text:p>
          </table:table-cell>
          <table:table-cell table:style-name="TableCell66">
            <text:p text:style-name="P67">[{ "transactionId": 1, "calculatedPoints": 40 }, { "transactionId": 2, "calculatedPoints": 30 }, { "transactionId": 3, "calculatedPoints": 0 }]</text:p>
          </table:table-cell>
          <table:table-cell table:style-name="TableCell68">
            <text:p text:style-name="P69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modern" style:font-pitch="fixed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Joju George</meta:initial-creator>
    <dc:creator>Nikhil Kumar Konda</dc:creator>
    <meta:creation-date>2024-08-29T10:08:00Z</meta:creation-date>
    <dc:date>2024-08-29T10:08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24" meta:character-count="1502" meta:row-count="10" meta:non-whitespace-character-count="1281"/>
  </office:meta>
</office:document-meta>
</file>